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E0000036ECBB203FBAF4CC0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6bb4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  <style:text-properties fo:color="#c9211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color="#c9211e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fo:color="#c9211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503cm" draw:marker-end-width="0.503cm" draw:fill-color="#ffffff" draw:textarea-horizontal-align="justify" draw:textarea-vertical-align="middle" draw:auto-grow-height="false" fo:min-height="0.397cm" fo:min-width="1.399cm" fo:padding-top="0.049cm" fo:padding-bottom="0.049cm" fo:padding-left="0.049cm" fo:padding-right="0.049cm" fo:wrap-option="no-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1" draw:name="Shape1" draw:style-name="gr1" draw:text-style-name="P5" svg:width="1.615cm" svg:height="0.535cm" svg:x="7.359cm" svg:y="2.78cm"><text:p text:style-name="P4"><text:span text:style-name="T2">01</text:span></text:p><draw:enhanced-geometry svg:viewBox="0 0 21600 21600" draw:text-areas="800 800 20800 20800" draw:type="round-rectangular-callout" draw:modifiers="4857.64192139738 3375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" draw:name="Shape1_0" draw:style-name="gr1" draw:text-style-name="P5" svg:width="1.615cm" svg:height="0.535cm" svg:x="15.296cm" svg:y="2.418cm"><text:p text:style-name="P4"><text:span text:style-name="T2">02</text:span></text:p><draw:enhanced-geometry svg:viewBox="0 0 21600 21600" draw:text-areas="800 800 20800 20800" draw:type="round-rectangular-callout" draw:modifiers="4857.64192139738 3375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" draw:name="Shape1_1" draw:style-name="gr1" draw:text-style-name="P3" svg:width="1.615cm" svg:height="0.535cm" svg:x="3.237cm" svg:y="-0.7cm"><text:p text:style-name="P2"><text:span text:style-name="T1">03</text:span></text:p><draw:enhanced-geometry svg:viewBox="0 0 21600 21600" draw:text-areas="800 800 20800 20800" draw:type="round-rectangular-callout" draw:modifiers="4857.64192139738 3375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" draw:name="Shape1_2" draw:style-name="gr1" draw:text-style-name="P3" svg:width="1.615cm" svg:height="0.535cm" svg:x="3.657cm" svg:y="10.467cm"><text:p text:style-name="P2"><text:span text:style-name="T1">06</text:span></text:p><draw:enhanced-geometry svg:viewBox="0 0 21600 21600" draw:text-areas="800 800 20800 20800" draw:type="round-rectangular-callout" draw:modifiers="4857.64192139738 3375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name="Shape1_3" draw:style-name="gr1" draw:text-style-name="P3" svg:width="1.615cm" svg:height="0.535cm" svg:x="10.255cm" svg:y="2.558cm"><text:p text:style-name="P2"><text:span text:style-name="T1">05</text:span></text:p><draw:enhanced-geometry svg:viewBox="0 0 21600 21600" draw:text-areas="800 800 20800 20800" draw:type="round-rectangular-callout" draw:modifiers="5965.93886462882 -19397.368421052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" draw:name="Shape1_4" draw:style-name="gr1" draw:text-style-name="P3" svg:width="1.615cm" svg:height="0.535cm" svg:x="5.357cm" svg:y="11.804cm"><text:p text:style-name="P2"><text:span text:style-name="T1">07</text:span></text:p><draw:enhanced-geometry svg:viewBox="0 0 21600 21600" draw:text-areas="800 800 20800 20800" draw:type="round-rectangular-callout" draw:modifiers="4857.64192139738 3375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" draw:name="Shape1_5" draw:style-name="gr1" draw:text-style-name="P3" svg:width="1.615cm" svg:height="0.535cm" svg:x="9.257cm" svg:y="15.034cm"><text:p text:style-name="P2"><text:span text:style-name="T1">08</text:span></text:p><draw:enhanced-geometry svg:viewBox="0 0 21600 21600" draw:text-areas="800 800 20800 20800" draw:type="round-rectangular-callout" draw:modifiers="4857.64192139738 3375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" draw:name="Shape1_6" draw:style-name="gr1" draw:text-style-name="P3" svg:width="1.615cm" svg:height="0.535cm" svg:x="13.712cm" svg:y="19.572cm"><text:p text:style-name="P2"><text:span text:style-name="T1">09</text:span></text:p><draw:enhanced-geometry svg:viewBox="0 0 21600 21600" draw:text-areas="800 800 20800 20800" draw:type="round-rectangular-callout" draw:modifiers="4857.64192139738 3375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1" draw:name="Image1" text:anchor-type="char" svg:width="19.618cm" svg:height="23.467cm" draw:z-index="0"><draw:image xlink:href="Pictures/10000000000002DE0000036ECBB203FBAF4CC0B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lay </meta:initial-creator>
    <meta:creation-date>2021-10-14T20:06:11.683117937</meta:creation-date>
    <dc:date>2021-10-14T20:15:18.910512394</dc:date>
    <dc:creator>belay </dc:creator>
    <meta:editing-duration>PT9M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